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6685" officeooo:paragraph-rsid="00186685"/>
    </style:style>
    <style:style style:name="P2" style:family="paragraph" style:parent-style-name="Standard">
      <style:text-properties officeooo:rsid="001e4498" officeooo:paragraph-rsid="001e4498"/>
    </style:style>
    <style:style style:name="P3" style:family="paragraph" style:parent-style-name="Standard">
      <style:text-properties officeooo:rsid="002134bc" officeooo:paragraph-rsid="002134bc"/>
    </style:style>
    <style:style style:name="P4" style:family="paragraph" style:parent-style-name="Standard">
      <style:text-properties officeooo:rsid="002134bc" officeooo:paragraph-rsid="00280438"/>
    </style:style>
    <style:style style:name="P5" style:family="paragraph" style:parent-style-name="Standard">
      <style:text-properties officeooo:rsid="002902a1" officeooo:paragraph-rsid="002902a1"/>
    </style:style>
    <style:style style:name="P6" style:family="paragraph" style:parent-style-name="Standard">
      <style:text-properties officeooo:rsid="001e4498" officeooo:paragraph-rsid="00353c94"/>
    </style:style>
    <style:style style:name="T1" style:family="text">
      <style:text-properties officeooo:rsid="00201a81"/>
    </style:style>
    <style:style style:name="T2" style:family="text">
      <style:text-properties officeooo:rsid="0021613b"/>
    </style:style>
    <style:style style:name="T3" style:family="text">
      <style:text-properties officeooo:rsid="00280438"/>
    </style:style>
    <style:style style:name="T4" style:family="text">
      <style:text-properties officeooo:rsid="002c8070"/>
    </style:style>
    <style:style style:name="T5" style:family="text">
      <style:text-properties officeooo:rsid="002e7f04"/>
    </style:style>
    <style:style style:name="T6" style:family="text">
      <style:text-properties officeooo:rsid="00322c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Bonjour à vous, je me présente, je m’appelle Jonathan Schwartz, j’ai 31 ans. Originaire de Lorraine, je vis dans la Drôme depuis maintenant 10 ans, <text:span text:style-name="T1">et ai travaillé dans différents secteurs d’activité, jusqu’à mon dernier métier dans le textile.</text:span></text:p>
      <text:p text:style-name="P1"/>
      <text:p text:style-name="P6"><text:tab/><text:span text:style-name="T4">Le métier de développeur m’attire par sa nature informatique, sa diversité, son coté créatif, ainsi que par dans son aspect de réponse à des problématiques ou <text:s/>besoins exprimés. Après avoir effectué un bilan de compétences, ainsi qu’un stage en entreprise, tout deux m’incitant à me diriger vers cette profession, ma détermination à atteindre cet objectif s’est trouvée renforcée, et je suis <text:s/>décidé à concrétiser mes projets. </text:span></text:p>
      <text:p text:style-name="P2"/>
      <text:p text:style-name="P4"><text:span text:style-name="T3"><text:tab/>G</text:span>râce à <text:span text:style-name="T6">mon expérience professionnelle</text:span>, <text:span text:style-name="T3">je suis</text:span> quelqu’un de sérieux, <text:span text:style-name="T3">qui sait </text:span>travailler en autonomie ainsi qu’en équipe <text:span text:style-name="T2">et suis capable d’apprendre vite. Curieux de nature, je suis également avide de nouvelles connaissances, ce qui fait de moi quelqu’un de polyvalent, et de persévérant face aux difficultés rencontrées, n’hésitant pas à utiliser toutes les ressources à ma disposition et à effectuer des recherches afin de les surmonter. C’est grâce à ces qualités que je sais être en mesure de mener à bien la formation que vous proposez, celle-ci étant basée sur l’auto-apprentissage.</text:span></text:p>
      <text:p text:style-name="P4"/>
      <text:p text:style-name="P5"><text:tab/><text:span text:style-name="T6">Votre</text:span> formation me permettra alors d’intégrer une entreprise afin d’y acquérir de l’expérience, ce qui sera la base d’une carrière, avec l’objectif, si l’occasion se présente, d’évoluer vers <text:span text:style-name="T4">un</text:span> poste de Concepteur Développeur <text:span text:style-name="T4">ou supérieur</text:span>.</text:p>
      <text:p text:style-name="P5"/>
      <text:p text:style-name="P5"><text:tab/>J’arrive maintenant à la fin de cette vidéo pitch. <text:span text:style-name="T5">E</text:span>spérant des nouvelles positives de votre part, <text:span text:style-name="T5">je vous remercie d’avoir pris le temps de la regarder. Au revoir.</text:span></text:p>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14:02:31.213000000</meta:creation-date>
    <dc:date>2019-10-12T23:01:20.488000000</dc:date>
    <meta:editing-duration>PT42M13S</meta:editing-duration>
    <meta:editing-cycles>6</meta:editing-cycles>
    <meta:generator>LibreOffice/6.2.5.2$Windows_X86_64 LibreOffice_project/1ec314fa52f458adc18c4f025c545a4e8b22c159</meta:generator>
    <meta:document-statistic meta:table-count="0" meta:image-count="0" meta:object-count="0" meta:page-count="1" meta:paragraph-count="5" meta:word-count="260" meta:character-count="1668" meta:non-whitespace-character-count="1405"/>
  </office:meta>
</office:document-meta>
</file>